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4.948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4.948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4.948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4.94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>
        <style:tab-stops>
          <style:tab-stop style:position="4.948cm"/>
        </style:tab-stops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001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001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7.527cm" fo:margin-right="0cm" fo:text-align="start" style:justify-single-word="false" fo:text-indent="0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4.987cm" fo:margin-right="0cm" fo:text-align="start" style:justify-single-word="false" fo:text-indent="0cm" style:auto-text-indent="false">
        <style:tab-stops>
          <style:tab-stop style:position="4.948cm"/>
        </style:tab-stops>
      </style:paragraph-properties>
    </style:style>
    <style:style style:name="P24" style:family="paragraph" style:parent-style-name="Standard">
      <style:paragraph-properties fo:margin-left="4.964cm" fo:margin-right="0cm" fo:text-align="start" style:justify-single-word="false" fo:text-indent="0cm" style:auto-text-indent="false">
        <style:tab-stops>
          <style:tab-stop style:position="4.948cm"/>
        </style:tab-stops>
      </style:paragraph-properties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4.948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7.504cm" fo:margin-right="0cm" fo:text-align="start" style:justify-single-word="false" fo:text-indent="0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001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4.974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ffrey Ryan</text:p>
      <text:p text:style-name="P2"/>
      <text:p text:style-name="P4">#202 10040 116 Street NW </text:p>
      <text:p text:style-name="P4">Edmonton AB, T5K 1V7</text:p>
      <text:p text:style-name="P4">Canada</text:p>
      <text:p text:style-name="P9">(780) 983 4620</text:p>
      <text:p text:style-name="P10">gsryan @ ualberta.ca</text:p>
      <text:p text:style-name="P10"/>
      <text:p text:style-name="P11">Education</text:p>
      <text:p text:style-name="P14"/>
      <text:p text:style-name="P5">Sept. 2011 – Present<text:tab/>Degree:<text:tab/><text:span text:style-name="T1">Ph.D. Physics<text:tab/></text:span></text:p>
      <text:p text:style-name="P7"><text:tab/><text:span text:style-name="T2">Institution:</text:span><text:tab/>New York University</text:p>
      <text:p text:style-name="P7"><text:tab/><text:tab/><text:tab/><text:tab/>New York NY</text:p>
      <text:p text:style-name="P7"><text:tab/><text:tab/><text:tab/><text:tab/>United States</text:p>
      <text:p text:style-name="P14"/>
      <text:p text:style-name="P5">Sept. 2009 – Aug. 2011<text:tab/>Degree:<text:tab/><text:span text:style-name="T1">M.Sc. Theoretical Particle Physics<text:tab/></text:span></text:p>
      <text:p text:style-name="P7"><text:tab/><text:span text:style-name="T2">Institution:</text:span><text:tab/>University of Alberta</text:p>
      <text:p text:style-name="P7"><text:tab/><text:tab/><text:tab/><text:tab/>Edmonton AB</text:p>
      <text:p text:style-name="P7"><text:tab/><text:tab/><text:tab/><text:tab/>Canada</text:p>
      <text:p text:style-name="P7"/>
      <text:p text:style-name="P5">Oct. 2007 – Dec. 2007<text:tab/>Degree:<text:tab/><text:span text:style-name="T1">Study Abroad Term</text:span></text:p>
      <text:p text:style-name="P7"><text:tab/><text:span text:style-name="T2">Institution:</text:span><text:tab/>Lancaster University</text:p>
      <text:p text:style-name="P7"><text:tab/><text:tab/><text:tab/><text:tab/>Lancaster</text:p>
      <text:p text:style-name="P7"><text:tab/><text:tab/><text:tab/><text:tab/>United Kingdom</text:p>
      <text:p text:style-name="P7"/>
      <text:p text:style-name="P5">Sept. 2005 – Apr. 2009<text:tab/>Degree: <text:tab/><text:span text:style-name="T1">B.Sc (Hons) Mathematical Physics</text:span></text:p>
      <text:p text:style-name="P7"><text:tab/><text:span text:style-name="T2">Institution:</text:span> <text:tab/>University of Alberta </text:p>
      <text:p text:style-name="P7"><text:tab/><text:tab/><text:tab/><text:tab/>Edmonton AB</text:p>
      <text:p text:style-name="P7"><text:tab/><text:tab/><text:tab/><text:tab/>Canada</text:p>
      <text:p text:style-name="P7"/>
      <text:p text:style-name="P12">Publications</text:p>
      <text:p text:style-name="P33"><text:span text:style-name="T3"/></text:p>
      <text:p text:style-name="P33"><text:span text:style-name="T3">2011<text:tab/></text:span><text:span text:style-name="T4">Two Loop Electroweak Corrections to High Energy Large-Angle Bhabha <text:tab/>Scattering - A.A. Penin and G. Ryan</text:span></text:p>
      <text:p text:style-name="P34"><text:span text:style-name="T6"><text:tab/></text:span><text:span text:style-name="T4">JHEP11(2011)081</text:span></text:p>
      <text:p text:style-name="P7"/>
      <text:p text:style-name="P12">Awards</text:p>
      <text:p text:style-name="P7"/>
      <text:p text:style-name="P18"/>
      <text:p text:style-name="P20"><text:span text:style-name="T2">2011<text:tab/></text:span>Graduate Student Teaching Award (University of Alberta)</text:p>
      <text:p text:style-name="P20"><text:tab/>Graduate Student Scholarship (Government of Alberta)</text:p>
      <text:p text:style-name="P18"/>
      <text:p text:style-name="P20"><text:span text:style-name="T2">2008<text:tab/></text:span>NSERC USRA</text:p>
      <text:p text:style-name="P20"><text:span text:style-name="T2"><text:tab/></text:span>Jason Lang Award (University of Alberta)</text:p>
      <text:p text:style-name="P20"/>
      <text:p text:style-name="P18">2007<text:span text:style-name="T1"><text:tab/>NSERC USRA</text:span></text:p>
      <text:p text:style-name="P20"><text:tab/>Academic Award (University of Alberta)</text:p>
      <text:p text:style-name="P20"><text:tab/>Jason Lang Award</text:p>
      <text:p text:style-name="P20"/>
      <text:p text:style-name="P20"><text:soft-page-break/><text:span text:style-name="T2">2006</text:span><text:tab/>NSERC USRA</text:p>
      <text:p text:style-name="P20"><text:tab/>Jason Lang Award</text:p>
      <text:p text:style-name="P20"/>
      <text:p text:style-name="P18">2005<text:span text:style-name="T1"><text:tab/>Academic Excellence (University of Alberta)</text:span></text:p>
      <text:p text:style-name="P20"><text:tab/>Entrance Scholarship (Faculty of Science, University of Alberta)</text:p>
      <text:p text:style-name="P20"><text:tab/></text:p>
      <text:p text:style-name="P3"/>
      <text:p text:style-name="P11">Research Experience</text:p>
      <text:p text:style-name="P16"/>
      <text:p text:style-name="P16">All research has been performed at the University of Alberta</text:p>
      <text:p text:style-name="P16"/>
      <text:p text:style-name="P17"><text:span text:style-name="T2">Oct. 2008 – Present</text:span><text:tab/><text:span text:style-name="T2">Department:</text:span><text:tab/>Physics</text:p>
      <text:p text:style-name="P17"><text:tab/><text:span text:style-name="T2">Supervisor:</text:span><text:tab/>Dr. Alexander Penin</text:p>
      <text:p text:style-name="P17"><text:tab/><text:span text:style-name="T2">Subject:</text:span><text:tab/>Two-loop corrections to Bhabha scattering</text:p>
      <text:p text:style-name="P17"/>
      <text:p text:style-name="P23">Bhabha scattering is the scattering of an electron and a positron, and is used as a benchmark to determine the luminosity of particle colliders. <text:s/>We <text:s/>are increasing the known precision of the cross section for this process by calculating all electroweak contributions to two loops. <text:s/>This research forms the basis of my Masters thesis.</text:p>
      <text:p text:style-name="P17"/>
      <text:p text:style-name="P17"/>
      <text:p text:style-name="P17"><text:span text:style-name="T2">May 2008 – Aug. 2008</text:span><text:tab/><text:span text:style-name="T2">Department:</text:span> <text:tab/>Mathematics</text:p>
      <text:p text:style-name="P17"><text:tab/><text:span text:style-name="T2">Supervisor:</text:span><text:tab/>Dr. Mikail Kovalyov</text:p>
      <text:p text:style-name="P17"><text:tab/><text:span text:style-name="T2">Subject:</text:span><text:tab/>Soliton solutions to the Sine-Gordon Equation</text:p>
      <text:p text:style-name="P17"/>
      <text:p text:style-name="P17"><text:tab/>I assisted in determining the equivalence of two methods of solving the <text:tab/>Sine Gordon equation, a non linear partial differential equation. <text:s/>I also <text:tab/>assisted in the development of a new class of soliton type solutions to the <text:tab/>same equation. <text:s/>This project was funded by an NSERC USRA.</text:p>
      <text:p text:style-name="P17"/>
      <text:p text:style-name="P17"/>
      <text:p text:style-name="P17"><text:span text:style-name="T2">May 2007 – Aug. 2007</text:span><text:tab/><text:span text:style-name="T2">Department:</text:span><text:tab/>Physics</text:p>
      <text:p text:style-name="P17"><text:tab/><text:span text:style-name="T2">Supervisor:</text:span><text:tab/>Dr. Roger Moore</text:p>
      <text:p text:style-name="P17"><text:tab/><text:span text:style-name="T2">Subject:</text:span><text:tab/>Online trigger system in ATLAS detector</text:p>
      <text:p text:style-name="P17"/>
      <text:p text:style-name="P24">The University of Alberta has a remote link to the ATLAS detector triggering system at the LHC in order to run monitoring software. <text:s/>I assisted in preparing the local network to interface with the detector. <text:s/>This project was funded by an NSERC USRA.</text:p>
      <text:p text:style-name="P17"/>
      <text:p text:style-name="P17"/>
      <text:p text:style-name="P17"><text:span text:style-name="T2">May 2006 – Aug. 2006</text:span><text:tab/><text:span text:style-name="T2">Department:</text:span> <text:tab/>Computer Science</text:p>
      <text:p text:style-name="P17"><text:tab/><text:span text:style-name="T2">Supervisor: </text:span><text:tab/>Dr. Ryan Hayward</text:p>
      <text:p text:style-name="P17"><text:tab/><text:span text:style-name="T2">Subject:</text:span> <text:tab/>Computer Hex and Graph Theory</text:p>
      <text:p text:style-name="P17"/>
      <text:p text:style-name="P17"><text:tab/>I assisted in the development of a program to play Hex. <text:s/>The program <text:tab/>came in second place at the annual ICGA tournament in Torino. <text:s/>I then <text:tab/>assisted in the construction of a proof in graph theory involving perfect <text:tab/>ordering of graphs. <text:s/>This project was funded by an NSERC USRA.</text:p>
      <text:p text:style-name="P17"><text:soft-page-break/></text:p>
      <text:p text:style-name="P17"/>
      <text:p text:style-name="P13"/>
      <text:p text:style-name="P25">Teaching Experience</text:p>
      <text:p text:style-name="P15"/>
      <text:p text:style-name="P19">Dec. 2010 – Present<text:tab/><text:tab/>Employer: <text:tab/><text:span text:style-name="T1">Dept. of Physics, University of Alberta</text:span></text:p>
      <text:p text:style-name="P19"><text:span text:style-name="T1"><text:tab/><text:tab/><text:tab/><text:tab/></text:span>Position:<text:tab/><text:span text:style-name="T1">High School Outreach Teaching Assistant</text:span></text:p>
      <text:p text:style-name="P21"/>
      <text:p text:style-name="P26">Run experiments with Grade 12 classes as part of a high school outreach program. <text:s/>Instruct them in basic experimental methods and the significance of famous experiments.</text:p>
      <text:p text:style-name="P19"/>
      <text:p text:style-name="P19">Sept. 2010 – Present<text:tab/><text:tab/>Employer:<text:tab/><text:span text:style-name="T1">Dept. of Physics, University of Alberta</text:span></text:p>
      <text:p text:style-name="P19"><text:span text:style-name="T1"><text:tab/><text:tab/><text:tab/><text:tab/></text:span>Position:<text:tab/><text:span text:style-name="T1">Teaching Assistant</text:span></text:p>
      <text:p text:style-name="P21"/>
      <text:p text:style-name="P22">Run office hours for a first year calculus based physics course and assist with grading. <text:s/>Subject matter includes newtonian mechanics and special relativity.</text:p>
      <text:p text:style-name="P6"/>
      <text:p text:style-name="P6">Sept. 2005 – Present<text:tab/>Employer:<text:tab/><text:span text:style-name="T1">Self Employed</text:span></text:p>
      <text:p text:style-name="P8"><text:tab/><text:span text:style-name="T2">Position:<text:tab/></text:span>Private Tutor</text:p>
      <text:p text:style-name="P22"/>
      <text:p text:style-name="P22">Tutor undergraduate and high school students in Math and Physics, subjects have ranged from introduction to trigonometry to advanced quantum mechanics.</text:p>
      <text:p text:style-name="P6"/>
      <text:p text:style-name="P6">Sept. 2009 – Apr. <text:s/>2010<text:tab/>Employer:<text:tab/><text:span text:style-name="T1">Dept. of Physics, University of Alberta</text:span></text:p>
      <text:p text:style-name="P6"><text:span text:style-name="T1"><text:tab/></text:span>Position:<text:tab/><text:span text:style-name="T1">Undergraduate Laboratory Teaching Assistant</text:span></text:p>
      <text:p text:style-name="P26"/>
      <text:p text:style-name="P26">Ran laboratory sections for first year physics courses. <text:s/>Instructed students in experimental methods, error analysis, and scientific writing.</text:p>
      <text:p text:style-name="P26"/>
      <text:p text:style-name="P6">Sept. 2006 – Dec. 2006<text:tab/>Employer:<text:tab/><text:span text:style-name="T1">Dept. of Physics, University of Alberta</text:span></text:p>
      <text:p text:style-name="P8"><text:tab/><text:span text:style-name="T2">Position:</text:span><text:tab/>Assignment Marker</text:p>
      <text:p text:style-name="P8"><text:tab/><text:tab/><text:tab/><text:tab/></text:p>
      <text:p text:style-name="P8"><text:tab/><text:tab/><text:tab/><text:tab/>Marked weekly assignments for a first year physics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09-01-31T23:32:50</meta:creation-date>
    <dc:date>2011-11-25T00:12:19</dc:date>
    <dc:language>en-CA</dc:language>
    <meta:editing-cycles>13</meta:editing-cycles>
    <meta:editing-duration>PT13H50M12S</meta:editing-duration>
    <dc:creator>Geoffrey Ryan</dc:creator>
    <meta:document-statistic meta:table-count="0" meta:image-count="0" meta:object-count="0" meta:page-count="4" meta:paragraph-count="74" meta:word-count="605" meta:character-count="4046"/>
    <meta:user-defined meta:name="Info 1"/>
    <meta:user-defined meta:name="Info 2"/>
    <meta:user-defined meta:name="Info 3"/>
    <meta:user-defined meta:name="Info 4"/>
  </office:meta>
</office:document-meta>
</file>